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tserrat" svg:font-family="Montserrat, sans-serif"/>
    <style:font-face style:name="monospace" svg:font-family="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000000" style:font-name="Times new roman" fo:font-size="12pt" fo:letter-spacing="normal" fo:font-style="normal" fo:font-weight="bold" officeooo:rsid="000e48cd" officeooo:paragraph-rsid="000e48cd" style:font-size-asian="12pt" style:font-weight-asian="bold" style:font-size-complex="12pt" style:font-weight-complex="bold"/>
    </style:style>
    <style:style style:name="P2"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Preformatted_20_Text">
      <loext:graphic-properties draw:fill="solid" draw:fill-color="#2c2c34" draw:opacity="100%"/>
      <style:paragraph-properties fo:margin-left="0cm" fo:margin-right="0cm" fo:margin-top="0cm" fo:margin-bottom="0cm" loext:contextual-spacing="false" fo:line-height="150%" fo:text-align="justify" style:justify-single-word="false" fo:orphans="2" fo:widows="2" fo:text-indent="0cm" style:auto-text-indent="false" fo:background-color="#2c2c34" fo:padding="0cm" fo:border="none"/>
    </style:style>
    <style:style style:name="P4" style:family="paragraph" style:parent-style-name="Preformatted_20_Text">
      <loext:graphic-properties draw:fill="solid" draw:fill-color="#2c2c34" draw:opacity="100%"/>
      <style:paragraph-properties fo:margin-top="0cm" fo:margin-bottom="0cm" loext:contextual-spacing="false" fo:line-height="150%" fo:text-align="justify" style:justify-single-word="false" fo:orphans="2" fo:widows="2" fo:background-color="#2c2c34" fo:padding="0cm" fo:border="none"/>
    </style:style>
    <style:style style:name="P5" style:family="paragraph" style:parent-style-name="Preformatted_20_Text">
      <loext:graphic-properties draw:fill="solid" draw:fill-color="#2c2c34" draw:opacity="100%"/>
      <style:paragraph-properties fo:margin-top="0cm" fo:margin-bottom="0cm" loext:contextual-spacing="false" fo:line-height="150%" fo:text-align="justify" style:justify-single-word="false" fo:orphans="2" fo:widows="2" fo:background-color="#2c2c34" fo:padding="0cm" fo:border="none"/>
      <style:text-properties fo:color="#ffffff" style:font-name="Times new roman" fo:font-size="12pt" style:font-size-asian="12pt" style:font-size-complex="12pt"/>
    </style:style>
    <style:style style:name="P6" style:family="paragraph" style:parent-style-name="Standard">
      <style:paragraph-properties fo:text-align="justify" style:justify-single-word="false"/>
      <style:text-properties fo:color="#000000" style:font-name="Times new roman" fo:font-size="12pt" officeooo:rsid="000e48cd" officeooo:paragraph-rsid="000e48cd" style:font-size-asian="12pt" style:font-size-complex="12pt"/>
    </style:style>
    <style:style style:name="P7" style:family="paragraph" style:parent-style-name="Standard">
      <style:paragraph-properties fo:text-align="justify" style:justify-single-word="false"/>
      <style:text-properties fo:color="#000000" style:font-name="Times new roman" fo:font-size="12pt" fo:font-weight="bold" officeooo:rsid="000e48cd" officeooo:paragraph-rsid="000e48cd" style:font-size-asian="12pt" style:font-weight-asian="bold" style:font-size-complex="12pt" style:font-weight-complex="bold"/>
    </style:style>
    <style:style style:name="P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T1" style:family="text">
      <style:text-properties fo:font-variant="normal" fo:text-transform="none" fo:color="#ffffff" style:font-name="monospace" fo:letter-spacing="normal" fo:font-style="normal" fo:font-weight="normal" loext:padding="0cm" loext:border="none"/>
    </style:style>
    <style:style style:name="T2" style:family="text">
      <style:text-properties fo:font-variant="normal" fo:text-transform="none" fo:color="#ffffff" fo:letter-spacing="normal" loext:padding="0cm" loext:border="none"/>
    </style:style>
    <style:style style:name="T3" style:family="text">
      <style:text-properties fo:font-variant="normal" fo:text-transform="none" fo:color="#ffffff" fo:letter-spacing="normal" fo:font-style="normal" fo:font-weight="normal"/>
    </style:style>
    <style:style style:name="T4" style:family="text">
      <style:text-properties fo:font-variant="normal" fo:text-transform="none" fo:color="#ffffff" fo:letter-spacing="normal" fo:font-style="normal" fo:font-weight="normal" loext:padding="0cm" loext:border="none"/>
    </style:style>
    <style:style style:name="T5" style:family="text">
      <style:text-properties fo:font-variant="normal" fo:text-transform="none" fo:color="#ffffff" style:font-name="Montserrat" fo:letter-spacing="normal" fo:font-style="normal" fo:font-weight="normal"/>
    </style:style>
    <style:style style:name="T6" style:family="text">
      <style:text-properties fo:font-variant="normal" fo:text-transform="none" fo:color="#ffffff" style:font-name="Montserrat" fo:letter-spacing="normal" fo:font-style="normal" fo:font-weight="normal" loext:padding="0cm" loext:border="none"/>
    </style:style>
    <style:style style:name="T7" style:family="text">
      <style:text-properties fo:font-variant="normal" fo:text-transform="none" fo:color="#ffffff" style:font-name="Times new roman" fo:letter-spacing="normal" fo:font-style="normal" fo:font-weight="normal"/>
    </style:style>
    <style:style style:name="T8" style:family="text">
      <style:text-properties fo:font-variant="normal" fo:text-transform="none" fo:color="#ffffff" style:font-name="Times new roman" fo:letter-spacing="normal" fo:font-style="normal" fo:font-weight="normal" loext:padding="0cm" loext:border="none"/>
    </style:style>
    <style:style style:name="T9" style:family="text">
      <style:text-properties fo:font-variant="normal" fo:text-transform="none" fo:color="#ffffff" style:font-name="Times new roman" fo:letter-spacing="normal" loext:padding="0cm" loext:border="none"/>
    </style:style>
    <style:style style:name="T10" style:family="text">
      <style:text-properties fo:font-variant="normal" fo:text-transform="none" fo:color="#ffffff" style:font-name="Times new roman" fo:font-size="12pt" fo:letter-spacing="normal" fo:font-style="normal" fo:font-weight="normal" style:font-size-asian="12pt" style:font-size-complex="12pt"/>
    </style:style>
    <style:style style:name="T11" style:family="text">
      <style:text-properties fo:font-variant="normal" fo:text-transform="none" fo:color="#ffffff" style:font-name="Times new roman" fo:font-size="12pt" fo:letter-spacing="normal" fo:font-style="normal" fo:font-weight="normal" style:font-size-asian="12pt" style:font-size-complex="12pt" loext:padding="0cm" loext:border="none"/>
    </style:style>
    <style:style style:name="T12" style:family="text">
      <style:text-properties fo:font-variant="normal" fo:text-transform="none" fo:color="#ffffff" style:font-name="Times new roman" fo:font-size="12pt" fo:letter-spacing="normal" style:font-size-asian="12pt" style:font-size-complex="12pt" loext:padding="0cm" loext:border="none"/>
    </style:style>
    <style:style style:name="T13" style:family="text">
      <style:text-properties fo:font-variant="normal" fo:text-transform="none" style:font-name="Times new roman" fo:font-size="12pt" fo:letter-spacing="normal" fo:font-style="normal" fo:font-weight="normal" style:font-size-asian="12pt" style:font-size-complex="12pt"/>
    </style:style>
    <style:style style:name="T14" style:family="text">
      <style:text-properties fo:font-variant="normal" fo:text-transform="none" style:font-name="Times new roman" fo:font-size="12pt" fo:letter-spacing="normal" fo:font-style="normal" fo:font-weight="normal" style:font-size-asian="12pt" style:font-size-complex="12pt" loext:padding="0cm" loext:border="none"/>
    </style:style>
    <style:style style:name="T15" style:family="text">
      <style:text-properties fo:font-variant="normal" fo:text-transform="none" style:font-name="Times new roman" fo:font-size="12pt" fo:letter-spacing="normal" style:font-size-asian="12pt" style:font-size-complex="12pt" loext:padding="0cm" loext:border="none"/>
    </style:style>
    <style:style style:name="T16" style:family="text">
      <style:text-properties fo:font-variant="normal" fo:text-transform="none" fo:color="#000000" style:font-name="Times new roman" fo:font-size="12pt" fo:letter-spacing="normal" fo:font-style="normal" fo:font-weight="normal" style:font-size-asian="12pt" style:font-size-complex="12pt"/>
    </style:style>
    <style:style style:name="T17" style:family="text">
      <style:text-properties fo:font-variant="normal" fo:text-transform="none" fo:color="#000000" style:font-name="Times new roman" fo:font-size="12pt" fo:letter-spacing="normal" fo:font-style="normal" fo:font-weight="normal" style:font-size-asian="12pt" style:font-size-complex="12pt" loext:padding="0cm" loext:border="none"/>
    </style:style>
    <style:style style:name="T18" style:family="text">
      <style:text-properties fo:font-variant="normal" fo:text-transform="none" fo:color="#000000" style:font-name="Times new roman" fo:font-size="12pt" fo:letter-spacing="normal" style:font-size-asian="12pt" style:font-size-complex="12pt"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RIENTAÇÃO A OBJETOS</text:p>
      <text:h text:style-name="P1" text:outline-level="2"><text:bookmark text:name="tipos-abstratos-de-dados"/>Tipos Abstratos de Dados</text:h>
      <text:p text:style-name="P8">Enquanto estudamos lógica de programação trabalhamos com os tipos já presentes na linguagem de programação que escolhemos. O que a programação orientada a objetos nos permite fazer é criar novos tipos na linguagem. Chamamos esses tipos de TAD (Tipos Abstratos de Dados).</text:p>
      <text:p text:style-name="P8">Esses novos tipos podem ser usados como estruturas de dados, sendo a composição de um ou mais tipos já existentes na linguagem, para representar algo mais complexo, cada tipo usado para armazenar valores é chamado de atributo.</text:p>
      <text:p text:style-name="P8">E também podem conter comportamentos, chamados métodos, que nada mais são do que funções que permitem a alteração e leitura dos dados ou interagir com o ambiente externo ao TAD.</text:p>
      <text:p text:style-name="P8">Usamos os TADs para mapear de forma computacional as entidades (reais ou abstratas) que fazem parte de um problema que desejamos resolver. Assim, temos uma visão mais realista do problema, utilizamos o mesmo vocabulário do processo real e temos entidades no código que são compatíveis com o que vemos na realidade do problema.</text:p>
      <text:p text:style-name="P8">Imagine que precisamos fazer uma agenda, que deve guardar nome, telefone e email de um número arbitrário de pessoas. Com o que conheçemos até o momento, teríamos que fazer 3 vetores, um para o nome, um para o telefone e um para o email.</text:p>
      <text:p text:style-name="P8">Quando inserirmos um contato, precisaremos adicionar os dados nos três vetores, e garantir que eles estejam no mesmo índice, pois a posição dos dados deve ser a mesma nos três vetores para podermos agrupá-los como um contato.</text:p>
      <text:p text:style-name="P8">Observe que não temos o conceito do contato em lugar nenhum, tampouco o conceito de agenda, tudo está solto no programa e a ligação dos dados é extremamente frágil (basta errar o índice e o nome de um vai aparecer como o telefone de outro).</text:p>
      <text:p text:style-name="P8">Em POO (programação orientada a objeto) faríamos diferente, usaríamos entidades que pertencem ao domínio com a nomenclatura utilizada no problema real.</text:p>
      <text:p text:style-name="P8">Faríamos então uma entidade (usaremos esse nome por enquanto) chamada Agenda, que será um TAD. Faremos também um TAD para o Contato, que conterá nome, email e telefone.</text:p>
      <text:p text:style-name="P8">Agenda se comportará como uma lista de Contatos, contendo métodos que permitam adicionar e remover Contatos, assim como buscar pelo nome.</text:p>
      <text:p text:style-name="P8">Assim, centralizamos toda informação do contato em uma única entidade o que acaba com as chances de misturar os dados. E a entidade Agenda tem a responsabilidade de manipular os contatos centralizando as operações que o sistema pode fazer.</text:p>
      <text:p text:style-name="P8">O que é importante já perceber é que é muito mais claro falar de uma Agenda que é uma Lista de Contatos, do que falar de três vetores de informação onde os índices seriam os contatos, sem que exista nada chamado contato ou agenda no código.</text:p>
      <text:p text:style-name="P8"><text:soft-page-break/>Essa é a ideia da POO, aproximar o código da "vida real", mapeando processos usando o mesmo vocabulário que é usado na "vida real" e dividindo responsabilidades entre entidades diferentes para não acumular todo o código em um único programa enorme que faz tudo.</text:p>
      <text:p text:style-name="P8">Criar TADs não é difícil, e os conceitos que você vai precisar são análogos ao de variáveis e funções, que já vimos na lógica de programação.</text:p>
      <text:p text:style-name="P8">No entanto, faremos uma mudança de paradigma de programação, então vamos sair de um mundo linear onde o código roda linha a linha, para um onde os códigos estão dentro das entidades e são elas que executam as funcionalidades do sistema.</text:p>
      <text:h text:style-name="P2" text:outline-level="2"><text:bookmark text:name="criando-objetos"/>Criando Objetos</text:h>
      <text:p text:style-name="P8">Normalmente em uma linguagem orientada a objetos, é necessário criar uma classe antes de poder criar objetos. No entanto, como JavaScript é uma linguagem dinâmica e a orientação a objetos é suportada, mas não é o paradigma principal de programação nessa linguagem, é possível criar objetos sem criar classes.</text:p>
      <text:p text:style-name="P8">Isso é útil para quando vamos fazer um único objeto, usado em um determinado lugar, mas não precisaremos reaproveitá-lo em outras partes do sistema.</text:p>
      <text:p text:style-name="P8">Para criar objetos sem classes, o JavaScript se vale de uma notação de criação de objetos, depois veremos que é quase idêntico ao JSON, que é uma representação textual do objeto.</text:p>
      <text:p text:style-name="P8">Essa notação é extremamente simples e concisa. Um objeto é detonado pela abertura de chaves, os atributos são pares chave-valor separados por dois pontos (:) e os métodos são funções.</text:p>
      <text:p text:style-name="P8">Por exemplo:</text:p>
      <text:p text:style-name="P3"><text:span text:style-name="Source_20_Text"><text:span text:style-name="T11">const pessoa1 = { nome : "Carlos", idade : 20 };</text:span></text:span></text:p>
      <text:p text:style-name="P5"/>
      <text:p text:style-name="P4"><text:span text:style-name="Source_20_Text"><text:span text:style-name="T11">const quadrado = { </text:span></text:span></text:p>
      <text:p text:style-name="P4"><text:span text:style-name="Source_20_Text"><text:span text:style-name="T12"><text:s text:c="4"/></text:span></text:span><text:span text:style-name="Source_20_Text"><text:span text:style-name="T11">base : 10, </text:span></text:span></text:p>
      <text:p text:style-name="P4"><text:span text:style-name="Source_20_Text"><text:span text:style-name="T12"><text:s text:c="4"/></text:span></text:span><text:span text:style-name="Source_20_Text"><text:span text:style-name="T11">altura : 10, </text:span></text:span></text:p>
      <text:p text:style-name="P4"><text:span text:style-name="Source_20_Text"><text:span text:style-name="T12"><text:s text:c="4"/></text:span></text:span><text:span text:style-name="Source_20_Text"><text:span text:style-name="T11">calcularArea : function() =&gt; { return this.base * this.altura; }</text:span></text:span></text:p>
      <text:p text:style-name="P4"><text:span text:style-name="Source_20_Text"><text:span text:style-name="T11">};</text:span></text:span></text:p>
      <text:p text:style-name="P9"><text:span text:style-name="T16">Observe que para nos referirmos a um atributo ou método do objeto de dentro dele mesmo precisamos usar o prefixo </text:span><text:span text:style-name="Emphasis"><text:span text:style-name="T17">this</text:span></text:span><text:span text:style-name="T16"> para saber que é algo que pertence ao objeto e não alguma variável declarada previamente.</text:span></text:p>
      <text:p text:style-name="P8">Podemos inclusive criar objetos dentro de objetos ou mesmo vetores sem problemas:</text:p>
      <text:p text:style-name="P3"><text:span text:style-name="Source_20_Text"><text:span text:style-name="T11">const agenda = {</text:span></text:span></text:p>
      <text:p text:style-name="P4"><text:span text:style-name="Source_20_Text"><text:span text:style-name="T12"><text:s text:c="4"/></text:span></text:span><text:span text:style-name="Source_20_Text"><text:span text:style-name="T11">contatos : [</text:span></text:span></text:p>
      <text:p text:style-name="P4"><text:span text:style-name="Source_20_Text"><text:span text:style-name="T12"><text:s text:c="8"/></text:span></text:span><text:span text:style-name="Source_20_Text"><text:span text:style-name="T11">{nome : 'contato1', telefone : 'telefone1', email : 'email1@teste.com'},</text:span></text:span></text:p>
      <text:p text:style-name="P4"><text:span text:style-name="Source_20_Text"><text:span text:style-name="T12"><text:s text:c="8"/></text:span></text:span><text:span text:style-name="Source_20_Text"><text:span text:style-name="T11">{nome : 'contato2', telefone : 'telefone2', email : 'email2@teste.com'},</text:span></text:span></text:p>
      <text:p text:style-name="P4"><text:soft-page-break/><text:span text:style-name="Source_20_Text"><text:span text:style-name="T12"><text:s text:c="8"/></text:span></text:span><text:span text:style-name="Source_20_Text"><text:span text:style-name="T11">{nome : 'contato3', telefone : 'telefone3', email : 'email3@teste.com'},</text:span></text:span></text:p>
      <text:p text:style-name="P4"><text:span text:style-name="Source_20_Text"><text:span text:style-name="T12"><text:s text:c="8"/></text:span></text:span><text:span text:style-name="Source_20_Text"><text:span text:style-name="T11">{nome : 'contato4', telefone : 'telefone4', email : 'email4@teste.com'}</text:span></text:span></text:p>
      <text:p text:style-name="P4"><text:span text:style-name="Source_20_Text"><text:span text:style-name="T12"><text:s text:c="4"/></text:span></text:span><text:span text:style-name="Source_20_Text"><text:span text:style-name="T11">],</text:span></text:span></text:p>
      <text:p text:style-name="P4"><text:span text:style-name="Source_20_Text"><text:span text:style-name="T12"><text:s text:c="4"/></text:span></text:span><text:span text:style-name="Source_20_Text"><text:span text:style-name="T11">adicionar : function(contato){ this.contatos.push(contato) };</text:span></text:span></text:p>
      <text:p text:style-name="P4"><text:span text:style-name="Source_20_Text"><text:span text:style-name="T11">}</text:span></text:span></text:p>
      <text:p text:style-name="P8">É simples escrever objetos assim e extremamente comum no javascript, no entanto, para escrever estruturas reutilizáveis é necessário usar classes.</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tserrat" svg:font-family="Montserrat, sans-serif"/>
    <style:font-face style:name="monospace" svg:font-family="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5T15:42:31.884951272</meta:creation-date>
    <dc:date>2021-07-05T15:44:36.861877111</dc:date>
    <meta:editing-duration>PT2M7S</meta:editing-duration>
    <meta:editing-cycles>1</meta:editing-cycles>
    <meta:document-statistic meta:table-count="0" meta:image-count="0" meta:object-count="0" meta:page-count="3" meta:paragraph-count="41" meta:word-count="849" meta:character-count="5187" meta:non-whitespace-character-count="4320"/>
    <meta:generator>LibreOffice/6.4.7.2$Linux_X86_64 LibreOffice_project/40$Build-2</meta:generator>
  </office:meta>
</office:document-meta>
</file>